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https://disruptiveadvertising.com/social-media/wedding-facebook-lead-ads/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Default"/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Default"/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Default"/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25"/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9:05:57.92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2T09:22:39.339000000</dc:date>
    <meta:editing-duration>PT21H28M5S</meta:editing-duration>
    <meta:editing-cycles>49</meta:editing-cycles>
    <meta:generator>LibreOffice/7.2.0.4$Windows_X86_64 LibreOffice_project/9a9c6381e3f7a62afc1329bd359cc48accb6435b</meta:generator>
    <meta:document-statistic meta:table-count="1" meta:cell-count="217" meta:object-count="0"/>
  </office:meta>
</office:document-meta>
</file>